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01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983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9" style:family="table-cell" style:parent-style-name="Default">
      <style:text-properties style:font-name="Arial" style:font-name-asian="Arial"/>
    </style:style>
    <style:style style:name="ce10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25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border="none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5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style:font-name-asian="Arial" style:font-size-asian="10.5pt" style:font-size-complex="10.5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.5pt" style:font-name-asian="Arial" style:font-size-asian="10.5pt" style:font-size-complex="10.5pt"/>
    </style:style>
    <style:style style:name="ce18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fo:font-weight="normal" style:font-name-asian="Arial" style:font-size-asian="10.5pt" style:font-weight-asian="normal" style:font-size-complex="10.5pt" style:font-weight-complex="normal"/>
    </style:style>
    <style:style style:name="ce19" style:family="table-cell" style:parent-style-name="Default" style:data-style-name="N100">
      <style:table-cell-properties fo:border="0.74pt solid #000000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20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" style:font-weight-asian="normal" style:font-weight-complex="normal"/>
    </style:style>
  </office:automatic-styles>
  <office:body>
    <office:spreadsheet>
      <table:table table:name="BS China SME" table:style-name="ta1" table:print="false">
        <table:table-column table:style-name="co1" table:default-cell-style-name="ce9"/>
        <table:table-column table:style-name="co2" table:number-columns-repeated="2" table:default-cell-style-name="ce9"/>
        <table:table-column table:style-name="co1" table:default-cell-style-name="ce9"/>
        <table:table-column table:style-name="co2" table:number-columns-repeated="2" table:default-cell-style-name="ce9"/>
        <table:table-column table:style-name="co3" table:number-columns-repeated="1011" table:default-cell-style-name="ce9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China SME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BS China SME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Target Moves:</text:p>
          </table:table-cell>
          <table:table-cell table:style-name="ce1" office:value-type="string" calcext:value-type="string">
            <text:p><text:a xlink:href="python://page['target_move']" xlink:type="simple">target_move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table:number-columns-repeated="1015"/>
          <table:table-cell table:number-columns-repeated="9"/>
        </table:table-row>
        <table:table-row table:style-name="ro1">
          <table:table-cell table:style-name="ce2" office:value-type="string" calcext:value-type="string">
            <text:p>编制单位：</text:p>
          </table:table-cell>
          <table:table-cell table:style-name="ce1" table:number-columns-repeated="4"/>
          <table:table-cell table:style-name="ce17" office:value-type="string" calcext:value-type="string">
            <text:p>单位：元</text:p>
          </table:table-cell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3" office:value-type="string" calcext:value-type="string">
            <text:p>资 <text:s text:c="3"/>产</text:p>
          </table:table-cell>
          <table:table-cell table:style-name="ce10" office:value-type="string" calcext:value-type="string">
            <text:p>期末数</text:p>
          </table:table-cell>
          <table:table-cell table:style-name="ce10" office:value-type="string" calcext:value-type="string">
            <text:p>年初数</text:p>
          </table:table-cell>
          <table:table-cell table:style-name="ce3" office:value-type="string" calcext:value-type="string">
            <text:p>负债及所有者权益（或股东权益）</text:p>
          </table:table-cell>
          <table:table-cell table:style-name="ce16" office:value-type="string" calcext:value-type="string">
            <text:p>期末数</text:p>
          </table:table-cell>
          <table:table-cell table:style-name="ce18" office:value-type="string" calcext:value-type="string">
            <text:p>年初数</text:p>
          </table:table-cell>
          <table:table-cell table:style-name="ce21" table:number-columns-repeated="4"/>
          <table:table-cell table:style-name="ce1" table:number-columns-repeated="1005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01']['name']" xlink:type="simple">python://page['lines']['d01']['name']</text:a></text:p>
          </table:table-cell>
          <table:table-cell table:style-name="ce11" office:value-type="string" calcext:value-type="string">
            <text:p><text:a xlink:href="python://page['lines']['d01']['balance']" xlink:type="simple">python://page['lines']['d01']['balance']</text:a></text:p>
          </table:table-cell>
          <table:table-cell table:style-name="ce13"/>
          <table:table-cell table:style-name="ce4" office:value-type="string" calcext:value-type="string">
            <text:p><text:a xlink:href="python://page['lines']['c01']['name']" xlink:type="simple">python://page['lines']['c01']['name']</text:a></text:p>
          </table:table-cell>
          <table:table-cell table:style-name="ce11" office:value-type="string" calcext:value-type="string">
            <text:p><text:a xlink:href="python://page['lines']['c01']['balance']" xlink:type="simple">python://page['lines']['c01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02']['name']" xlink:type="simple">python://page['lines']['d02']['name']</text:a></text:p>
          </table:table-cell>
          <table:table-cell table:style-name="ce11" office:value-type="string" calcext:value-type="string">
            <text:p><text:a xlink:href="python://page['lines']['d02']['balance']" xlink:type="simple">python://page['lines']['d02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02']['name']" xlink:type="simple">python://page['lines']['c02']['name']</text:a></text:p>
          </table:table-cell>
          <table:table-cell table:style-name="ce11" office:value-type="string" calcext:value-type="string">
            <text:p><text:a xlink:href="python://page['lines']['c02']['balance']" xlink:type="simple">python://page['lines']['c02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03']['name']" xlink:type="simple">python://page['lines']['d03']['name']</text:a></text:p>
          </table:table-cell>
          <table:table-cell table:style-name="ce11" office:value-type="string" calcext:value-type="string">
            <text:p><text:a xlink:href="python://page['lines']['d03']['balance']" xlink:type="simple">python://page['lines']['d03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03']['name']" xlink:type="simple">python://page['lines']['c03']['name']</text:a></text:p>
          </table:table-cell>
          <table:table-cell table:style-name="ce11" office:value-type="string" calcext:value-type="string">
            <text:p><text:a xlink:href="python://page['lines']['c03']['balance']" xlink:type="simple">python://page['lines']['c03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04']['name']" xlink:type="simple">python://page['lines']['d04']['name']</text:a></text:p>
          </table:table-cell>
          <table:table-cell table:style-name="ce11" office:value-type="string" calcext:value-type="string">
            <text:p><text:a xlink:href="python://page['lines']['d04']['balance']" xlink:type="simple">python://page['lines']['d04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04']['name']" xlink:type="simple">python://page['lines']['c04']['name']</text:a></text:p>
          </table:table-cell>
          <table:table-cell table:style-name="ce11" office:value-type="string" calcext:value-type="string">
            <text:p><text:a xlink:href="python://page['lines']['c04']['balance']" xlink:type="simple">python://page['lines']['c04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05']['name']" xlink:type="simple">python://page['lines']['d05']['name']</text:a></text:p>
          </table:table-cell>
          <table:table-cell table:style-name="ce11" office:value-type="string" calcext:value-type="string">
            <text:p><text:a xlink:href="python://page['lines']['d05']['balance']" xlink:type="simple">python://page['lines']['d05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05']['name']" xlink:type="simple">python://page['lines']['c05']['name']</text:a></text:p>
          </table:table-cell>
          <table:table-cell table:style-name="ce11" office:value-type="string" calcext:value-type="string">
            <text:p><text:a xlink:href="python://page['lines']['c05']['balance']" xlink:type="simple">python://page['lines']['c05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06']['name']" xlink:type="simple">python://page['lines']['d06']['name']</text:a></text:p>
          </table:table-cell>
          <table:table-cell table:style-name="ce11" office:value-type="string" calcext:value-type="string">
            <text:p><text:a xlink:href="python://page['lines']['d06']['balance']" xlink:type="simple">python://page['lines']['d06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06']['name']" xlink:type="simple">python://page['lines']['c06']['name']</text:a></text:p>
          </table:table-cell>
          <table:table-cell table:style-name="ce11" office:value-type="string" calcext:value-type="string">
            <text:p><text:a xlink:href="python://page['lines']['c06']['balance']" xlink:type="simple">python://page['lines']['c06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07']['name']" xlink:type="simple">python://page['lines']['d07']['name']</text:a></text:p>
          </table:table-cell>
          <table:table-cell table:style-name="ce11" office:value-type="string" calcext:value-type="string">
            <text:p><text:a xlink:href="python://page['lines']['d07']['balance']" xlink:type="simple">python://page['lines']['d07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07']['name']" xlink:type="simple">python://page['lines']['c07']['name']</text:a></text:p>
          </table:table-cell>
          <table:table-cell table:style-name="ce11" office:value-type="string" calcext:value-type="string">
            <text:p><text:a xlink:href="python://page['lines']['c07']['balance']" xlink:type="simple">python://page['lines']['c07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08']['name']" xlink:type="simple">python://page['lines']['d08']['name']</text:a></text:p>
          </table:table-cell>
          <table:table-cell table:style-name="ce11" office:value-type="string" calcext:value-type="string">
            <text:p><text:a xlink:href="python://page['lines']['d08']['balance']" xlink:type="simple">python://page['lines']['d08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08']['name']" xlink:type="simple">python://page['lines']['c08']['name']</text:a></text:p>
          </table:table-cell>
          <table:table-cell table:style-name="ce11" office:value-type="string" calcext:value-type="string">
            <text:p><text:a xlink:href="python://page['lines']['c08']['balance']" xlink:type="simple">python://page['lines']['c08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09']['name']" xlink:type="simple">python://page['lines']['d09']['name']</text:a></text:p>
          </table:table-cell>
          <table:table-cell table:style-name="ce11" office:value-type="string" calcext:value-type="string">
            <text:p><text:a xlink:href="python://page['lines']['d09']['balance']" xlink:type="simple">python://page['lines']['d09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09']['name']" xlink:type="simple">python://page['lines']['c09']['name']</text:a></text:p>
          </table:table-cell>
          <table:table-cell table:style-name="ce11" office:value-type="string" calcext:value-type="string">
            <text:p><text:a xlink:href="python://page['lines']['c09']['balance']" xlink:type="simple">python://page['lines']['c09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0']['name']" xlink:type="simple">python://page['lines']['d10']['name']</text:a></text:p>
          </table:table-cell>
          <table:table-cell table:style-name="ce11" office:value-type="string" calcext:value-type="string">
            <text:p><text:a xlink:href="python://page['lines']['d10']['balance']" xlink:type="simple">python://page['lines']['d10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10']['name']" xlink:type="simple">python://page['lines']['c10']['name']</text:a></text:p>
          </table:table-cell>
          <table:table-cell table:style-name="ce11" office:value-type="string" calcext:value-type="string">
            <text:p><text:a xlink:href="python://page['lines']['c10']['balance']" xlink:type="simple">python://page['lines']['c10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1']['name']" xlink:type="simple">python://page['lines']['d11']['name']</text:a></text:p>
          </table:table-cell>
          <table:table-cell table:style-name="ce11" office:value-type="string" calcext:value-type="string">
            <text:p><text:a xlink:href="python://page['lines']['d11']['balance']" xlink:type="simple">python://page['lines']['d11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11']['name']" xlink:type="simple">python://page['lines']['c11']['name']</text:a></text:p>
          </table:table-cell>
          <table:table-cell table:style-name="ce11" office:value-type="string" calcext:value-type="string">
            <text:p><text:a xlink:href="python://page['lines']['c11']['balance']" xlink:type="simple">python://page['lines']['c11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2']['name']" xlink:type="simple">python://page['lines']['d12']['name']</text:a></text:p>
          </table:table-cell>
          <table:table-cell table:style-name="ce11" office:value-type="string" calcext:value-type="string">
            <text:p><text:a xlink:href="python://page['lines']['d12']['balance']" xlink:type="simple">python://page['lines']['d12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12']['name']" xlink:type="simple">python://page['lines']['c12']['name']</text:a></text:p>
          </table:table-cell>
          <table:table-cell table:style-name="ce11" office:value-type="string" calcext:value-type="string">
            <text:p><text:a xlink:href="python://page['lines']['c12']['balance']" xlink:type="simple">python://page['lines']['c12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3']['name']" xlink:type="simple">python://page['lines']['d13']['name']</text:a></text:p>
          </table:table-cell>
          <table:table-cell table:style-name="ce11" office:value-type="string" calcext:value-type="string">
            <text:p><text:a xlink:href="python://page['lines']['d13']['balance']" xlink:type="simple">python://page['lines']['d13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13']['name']" xlink:type="simple">python://page['lines']['c13']['name']</text:a></text:p>
          </table:table-cell>
          <table:table-cell table:style-name="ce11" office:value-type="string" calcext:value-type="string">
            <text:p><text:a xlink:href="python://page['lines']['c13']['balance']" xlink:type="simple">python://page['lines']['c13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4']['name']" xlink:type="simple">python://page['lines']['d14']['name']</text:a></text:p>
          </table:table-cell>
          <table:table-cell table:style-name="ce11" office:value-type="string" calcext:value-type="string">
            <text:p><text:a xlink:href="python://page['lines']['d14']['balance']" xlink:type="simple">python://page['lines']['d14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14']['name']" xlink:type="simple">python://page['lines']['c14']['name']</text:a></text:p>
          </table:table-cell>
          <table:table-cell table:style-name="ce11" office:value-type="string" calcext:value-type="string">
            <text:p><text:a xlink:href="python://page['lines']['c14']['balance']" xlink:type="simple">python://page['lines']['c14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5']['name']" xlink:type="simple">python://page['lines']['d15']['name']</text:a></text:p>
          </table:table-cell>
          <table:table-cell table:style-name="ce11" office:value-type="string" calcext:value-type="string">
            <text:p><text:a xlink:href="python://page['lines']['d15']['balance']" xlink:type="simple">python://page['lines']['d15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15']['name']" xlink:type="simple">python://page['lines']['c15']['name']</text:a></text:p>
          </table:table-cell>
          <table:table-cell table:style-name="ce11" office:value-type="string" calcext:value-type="string">
            <text:p><text:a xlink:href="python://page['lines']['c15']['balance']" xlink:type="simple">python://page['lines']['c15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6']['name']" xlink:type="simple">python://page['lines']['d16']['name']</text:a></text:p>
          </table:table-cell>
          <table:table-cell table:style-name="ce11" office:value-type="string" calcext:value-type="string">
            <text:p><text:a xlink:href="python://page['lines']['d16']['balance']" xlink:type="simple">python://page['lines']['d16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16']['name']" xlink:type="simple">python://page['lines']['c16']['name']</text:a></text:p>
          </table:table-cell>
          <table:table-cell table:style-name="ce11" office:value-type="string" calcext:value-type="string">
            <text:p><text:a xlink:href="python://page['lines']['c16']['balance']" xlink:type="simple">python://page['lines']['c16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7']['name']" xlink:type="simple">python://page['lines']['d17']['name']</text:a></text:p>
          </table:table-cell>
          <table:table-cell table:style-name="ce11" office:value-type="string" calcext:value-type="string">
            <text:p><text:a xlink:href="python://page['lines']['d17']['balance']" xlink:type="simple">python://page['lines']['d17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17']['name']" xlink:type="simple">python://page['lines']['c17']['name']</text:a></text:p>
          </table:table-cell>
          <table:table-cell table:style-name="ce11" office:value-type="string" calcext:value-type="string">
            <text:p><text:a xlink:href="python://page['lines']['c17']['balance']" xlink:type="simple">python://page['lines']['c17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8']['name']" xlink:type="simple">python://page['lines']['d18']['name']</text:a></text:p>
          </table:table-cell>
          <table:table-cell table:style-name="ce11" office:value-type="string" calcext:value-type="string">
            <text:p><text:a xlink:href="python://page['lines']['d18']['balance']" xlink:type="simple">python://page['lines']['d18']['balance']</text:a></text:p>
          </table:table-cell>
          <table:table-cell table:style-name="ce11"/>
          <table:table-cell table:style-name="ce15" office:value-type="string" calcext:value-type="string">
            <text:p><text:a xlink:href="python://page['lines']['c18']['name']" xlink:type="simple">python://page['lines']['c18']['name']</text:a></text:p>
          </table:table-cell>
          <table:table-cell table:style-name="ce11" office:value-type="string" calcext:value-type="string">
            <text:p><text:a xlink:href="python://page['lines']['c18']['balance']" xlink:type="simple">python://page['lines']['c18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19']['name']" xlink:type="simple">python://page['lines']['d19']['name']</text:a></text:p>
          </table:table-cell>
          <table:table-cell table:style-name="ce11" office:value-type="string" calcext:value-type="string">
            <text:p><text:a xlink:href="python://page['lines']['d19']['balance']" xlink:type="simple">python://page['lines']['d19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19']['name']" xlink:type="simple">python://page['lines']['c19']['name']</text:a></text:p>
          </table:table-cell>
          <table:table-cell table:style-name="ce11" office:value-type="string" calcext:value-type="string">
            <text:p><text:a xlink:href="python://page['lines']['c19']['balance']" xlink:type="simple">python://page['lines']['c19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20']['name']" xlink:type="simple">python://page['lines']['d20']['name']</text:a></text:p>
          </table:table-cell>
          <table:table-cell table:style-name="ce11" office:value-type="string" calcext:value-type="string">
            <text:p><text:a xlink:href="python://page['lines']['d20']['balance']" xlink:type="simple">python://page['lines']['d20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0']['name']" xlink:type="simple">python://page['lines']['c20']['name']</text:a></text:p>
          </table:table-cell>
          <table:table-cell table:style-name="ce11" office:value-type="string" calcext:value-type="string">
            <text:p><text:a xlink:href="python://page['lines']['c20']['balance']" xlink:type="simple">python://page['lines']['c20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21']['name']" xlink:type="simple">python://page['lines']['d21']['name']</text:a></text:p>
          </table:table-cell>
          <table:table-cell table:style-name="ce11" office:value-type="string" calcext:value-type="string">
            <text:p><text:a xlink:href="python://page['lines']['d21']['balance']" xlink:type="simple">python://page['lines']['d21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1']['name']" xlink:type="simple">python://page['lines']['c21']['name']</text:a></text:p>
          </table:table-cell>
          <table:table-cell table:style-name="ce11" office:value-type="string" calcext:value-type="string">
            <text:p><text:a xlink:href="python://page['lines']['c21']['balance']" xlink:type="simple">python://page['lines']['c21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22']['name']" xlink:type="simple">python://page['lines']['d22']['name']</text:a></text:p>
          </table:table-cell>
          <table:table-cell table:style-name="ce11" office:value-type="string" calcext:value-type="string">
            <text:p><text:a xlink:href="python://page['lines']['d22']['balance']" xlink:type="simple">python://page['lines']['d22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2']['name']" xlink:type="simple">python://page['lines']['c22']['name']</text:a></text:p>
          </table:table-cell>
          <table:table-cell table:style-name="ce11" office:value-type="string" calcext:value-type="string">
            <text:p><text:a xlink:href="python://page['lines']['c22']['balance']" xlink:type="simple">python://page['lines']['c22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23']['name']" xlink:type="simple">python://page['lines']['d23']['name']</text:a></text:p>
          </table:table-cell>
          <table:table-cell table:style-name="ce11" office:value-type="string" calcext:value-type="string">
            <text:p><text:a xlink:href="python://page['lines']['d23']['balance']" xlink:type="simple">python://page['lines']['d23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3']['name']" xlink:type="simple">python://page['lines']['c23']['name']</text:a></text:p>
          </table:table-cell>
          <table:table-cell table:style-name="ce11" office:value-type="string" calcext:value-type="string">
            <text:p><text:a xlink:href="python://page['lines']['c23']['balance']" xlink:type="simple">python://page['lines']['c23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24']['name']" xlink:type="simple">python://page['lines']['d24']['name']</text:a></text:p>
          </table:table-cell>
          <table:table-cell table:style-name="ce11" office:value-type="string" calcext:value-type="string">
            <text:p><text:a xlink:href="python://page['lines']['d24']['balance']" xlink:type="simple">python://page['lines']['d24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4']['name']" xlink:type="simple">python://page['lines']['c24']['name']</text:a></text:p>
          </table:table-cell>
          <table:table-cell table:style-name="ce11" office:value-type="string" calcext:value-type="string">
            <text:p><text:a xlink:href="python://page['lines']['c24']['balance']" xlink:type="simple">python://page['lines']['c24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25']['name']" xlink:type="simple">python://page['lines']['d25']['name']</text:a></text:p>
          </table:table-cell>
          <table:table-cell table:style-name="ce11" office:value-type="string" calcext:value-type="string">
            <text:p><text:a xlink:href="python://page['lines']['d25']['balance']" xlink:type="simple">python://page['lines']['d25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5']['name']" xlink:type="simple">python://page['lines']['c25']['name']</text:a></text:p>
          </table:table-cell>
          <table:table-cell table:style-name="ce11" office:value-type="string" calcext:value-type="string">
            <text:p><text:a xlink:href="python://page['lines']['c25']['balance']" xlink:type="simple">python://page['lines']['c25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5" office:value-type="string" calcext:value-type="string">
            <text:p><text:a xlink:href="python://page['lines']['d26']['name']" xlink:type="simple">python://page['lines']['d26']['name']</text:a></text:p>
          </table:table-cell>
          <table:table-cell table:style-name="ce11" office:value-type="string" calcext:value-type="string">
            <text:p><text:a xlink:href="python://page['lines']['d26']['balance']" xlink:type="simple">python://page['lines']['d26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6']['name']" xlink:type="simple">python://page['lines']['c26']['name']</text:a></text:p>
          </table:table-cell>
          <table:table-cell table:style-name="ce11" office:value-type="string" calcext:value-type="string">
            <text:p><text:a xlink:href="python://page['lines']['c26']['balance']" xlink:type="simple">python://page['lines']['c26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27']['name']" xlink:type="simple">python://page['lines']['d27']['name']</text:a></text:p>
          </table:table-cell>
          <table:table-cell table:style-name="ce11" office:value-type="string" calcext:value-type="string">
            <text:p><text:a xlink:href="python://page['lines']['d27']['balance']" xlink:type="simple">python://page['lines']['d27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7']['name']" xlink:type="simple">python://page['lines']['c27']['name']</text:a></text:p>
          </table:table-cell>
          <table:table-cell table:style-name="ce11" office:value-type="string" calcext:value-type="string">
            <text:p><text:a xlink:href="python://page['lines']['c27']['balance']" xlink:type="simple">python://page['lines']['c27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28']['name']" xlink:type="simple">python://page['lines']['d28']['name']</text:a></text:p>
          </table:table-cell>
          <table:table-cell table:style-name="ce11" office:value-type="string" calcext:value-type="string">
            <text:p><text:a xlink:href="python://page['lines']['d28']['balance']" xlink:type="simple">python://page['lines']['d28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8']['name']" xlink:type="simple">python://page['lines']['c28']['name']</text:a></text:p>
          </table:table-cell>
          <table:table-cell table:style-name="ce11" office:value-type="string" calcext:value-type="string">
            <text:p><text:a xlink:href="python://page['lines']['c28']['balance']" xlink:type="simple">python://page['lines']['c28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29']['name']" xlink:type="simple">python://page['lines']['d29']['name']</text:a></text:p>
          </table:table-cell>
          <table:table-cell table:style-name="ce11" office:value-type="string" calcext:value-type="string">
            <text:p><text:a xlink:href="python://page['lines']['d29']['balance']" xlink:type="simple">python://page['lines']['d29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29']['name']" xlink:type="simple">python://page['lines']['c29']['name']</text:a></text:p>
          </table:table-cell>
          <table:table-cell table:style-name="ce11" office:value-type="string" calcext:value-type="string">
            <text:p><text:a xlink:href="python://page['lines']['c29']['balance']" xlink:type="simple">python://page['lines']['c29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30']['name']" xlink:type="simple">python://page['lines']['d30']['name']</text:a></text:p>
          </table:table-cell>
          <table:table-cell table:style-name="ce11" office:value-type="string" calcext:value-type="string">
            <text:p><text:a xlink:href="python://page['lines']['d30']['balance']" xlink:type="simple">python://page['lines']['d30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30']['name']" xlink:type="simple">python://page['lines']['c30']['name']</text:a></text:p>
          </table:table-cell>
          <table:table-cell table:style-name="ce11" office:value-type="string" calcext:value-type="string">
            <text:p><text:a xlink:href="python://page['lines']['c30']['balance']" xlink:type="simple">python://page['lines']['c30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31']['name']" xlink:type="simple">python://page['lines']['d31']['name']</text:a></text:p>
          </table:table-cell>
          <table:table-cell table:style-name="ce11" office:value-type="string" calcext:value-type="string">
            <text:p><text:a xlink:href="python://page['lines']['d31']['balance']" xlink:type="simple">python://page['lines']['d31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31']['name']" xlink:type="simple">python://page['lines']['c31']['name']</text:a></text:p>
          </table:table-cell>
          <table:table-cell table:style-name="ce11" office:value-type="string" calcext:value-type="string">
            <text:p><text:a xlink:href="python://page['lines']['c31']['balance']" xlink:type="simple">python://page['lines']['c31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32']['name']" xlink:type="simple">python://page['lines']['d32']['name']</text:a></text:p>
          </table:table-cell>
          <table:table-cell table:style-name="ce11" office:value-type="string" calcext:value-type="string">
            <text:p><text:a xlink:href="python://page['lines']['d32']['balance']" xlink:type="simple">python://page['lines']['d32']['balance']</text:a></text:p>
          </table:table-cell>
          <table:table-cell table:style-name="ce11"/>
          <table:table-cell table:style-name="ce4"/>
          <table:table-cell table:style-name="ce11"/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page['lines']['d33']['name']" xlink:type="simple">python://page['lines']['d33']['name']</text:a></text:p>
          </table:table-cell>
          <table:table-cell table:style-name="ce11" office:value-type="string" calcext:value-type="string">
            <text:p><text:a xlink:href="python://page['lines']['d33']['balance']" xlink:type="simple">python://page['lines']['d33']['balance']</text:a></text:p>
          </table:table-cell>
          <table:table-cell table:style-name="ce11"/>
          <table:table-cell table:style-name="ce4" office:value-type="string" calcext:value-type="string">
            <text:p><text:a xlink:href="python://page['lines']['c32']['name']" xlink:type="simple">python://page['lines']['c32']['name']</text:a></text:p>
          </table:table-cell>
          <table:table-cell table:style-name="ce11" office:value-type="string" calcext:value-type="string">
            <text:p><text:a xlink:href="python://page['lines']['c32']['balance']" xlink:type="simple">python://page['lines']['c32']['balance']</text:a></text:p>
          </table:table-cell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6"/>
          <table:table-cell table:style-name="ce12"/>
          <table:table-cell table:style-name="ce14"/>
          <table:table-cell table:style-name="ce2" table:number-columns-repeated="2"/>
          <table:table-cell table:style-name="ce20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7" office:value-type="string" calcext:value-type="string">
            <text:p><text:span text:style-name="T1"><text:a xlink:href="python:///if" xlink:type="simple">end if</text:a></text:span></text:p>
          </table:table-cell>
          <table:table-cell table:style-name="ce12"/>
          <table:table-cell table:style-name="ce14"/>
          <table:table-cell table:style-name="ce2" table:number-columns-repeated="2"/>
          <table:table-cell table:style-name="ce20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1" table:number-columns-repeated="1015"/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4"/>
          <table:table-cell table:number-columns-repeated="9"/>
        </table:table-row>
        <table:table-row table:style-name="ro1" table:number-rows-repeated="65432">
          <table:table-cell table:style-name="ce1" table:number-columns-repeated="1015"/>
          <table:table-cell table:number-columns-repeated="9"/>
        </table:table-row>
        <table:table-row table:style-name="ro1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57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7P2" style:volatile="true">
      <number:text> ¥</number:text>
      <loext:fill-character> </loext:fill-character>
      <number:text>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6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5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5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7:39:41.99736733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7-28T18:26:11.048370483</dc:date>
    <meta:editing-duration>P2DT1H44M33S</meta:editing-duration>
    <meta:editing-cycles>822</meta:editing-cycles>
    <meta:generator>LibreOffice/4.2.6.3$Linux_X86_64 LibreOffice_project/420m0$Build-3</meta:generator>
    <meta:document-statistic meta:table-count="1" meta:cell-count="150" meta:object-count="2"/>
  </office:meta>
</office:document-meta>
</file>